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9000002F9F359632D0475BE17.png" manifest:media-type="image/png"/>
  <manifest:file-entry manifest:full-path="Pictures/100002010000042A000002FAE2DFCAC3ACB15C09.png" manifest:media-type="image/png"/>
  <manifest:file-entry manifest:full-path="Pictures/1000020100000F0000000B40B20F39BBA50AEDC8.png" manifest:media-type="image/png"/>
  <manifest:file-entry manifest:full-path="Pictures/1000020100000429000002F914BFA663390093AF.png" manifest:media-type="image/png"/>
  <manifest:file-entry manifest:full-path="Pictures/1000020100000429000002F991678C9F6EF2550A.png" manifest:media-type="image/png"/>
  <manifest:file-entry manifest:full-path="Pictures/1000020100000429000002F901DDAA3110858D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25cm" svg:stroke-color="#000000" draw:marker-start-width="0.229cm" draw:marker-end="Arrow" draw:marker-end-width="0.152cm" draw:fill="solid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9pt"/>
    </style:style>
    <style:style style:name="T1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445cm" svg:height="3.15cm" svg:x="1.381cm" svg:y="2.905cm">
          <draw:image xlink:href="Pictures/1000020100000429000002F901DDAA3110858D39.png" xlink:type="simple" xlink:show="embed" xlink:actuate="onLoad" loext:mime-type="image/png">
            <text:p/>
          </draw:image>
        </draw:frame>
        <draw:frame draw:style-name="gr1" draw:text-style-name="P1" draw:layer="layout" svg:width="4.445cm" svg:height="3.15cm" svg:x="1.508cm" svg:y="7.604cm">
          <draw:image xlink:href="Pictures/1000020100000429000002F991678C9F6EF2550A.png" xlink:type="simple" xlink:show="embed" xlink:actuate="onLoad" loext:mime-type="image/png">
            <text:p/>
          </draw:image>
        </draw:frame>
        <draw:frame draw:style-name="gr1" draw:text-style-name="P1" draw:layer="layout" svg:width="4.445cm" svg:height="3.099cm" svg:x="8.239cm" svg:y="7.604cm">
          <draw:image xlink:href="Pictures/1000020100000429000002F914BFA663390093AF.png" xlink:type="simple" xlink:show="embed" xlink:actuate="onLoad" loext:mime-type="image/png">
            <text:p/>
          </draw:image>
        </draw:frame>
        <draw:frame draw:style-name="gr1" draw:text-style-name="P1" draw:layer="layout" svg:width="4.445cm" svg:height="3.15cm" svg:x="14.843cm" svg:y="7.604cm">
          <draw:image xlink:href="Pictures/100002010000042A000002FAE2DFCAC3ACB15C09.png" xlink:type="simple" xlink:show="embed" xlink:actuate="onLoad" loext:mime-type="image/png">
            <text:p/>
          </draw:image>
        </draw:frame>
        <draw:frame draw:style-name="gr1" draw:text-style-name="P1" draw:layer="layout" svg:width="4.445cm" svg:height="3.15cm" svg:x="14.843cm" svg:y="2.905cm">
          <draw:image xlink:href="Pictures/1000020100000429000002F9F359632D0475BE17.png" xlink:type="simple" xlink:show="embed" xlink:actuate="onLoad" loext:mime-type="image/png">
            <text:p/>
          </draw:image>
        </draw:frame>
        <draw:line draw:style-name="gr2" draw:text-style-name="P2" draw:layer="layout" svg:x1="4.048cm" svg:y1="6.461cm" svg:x2="4.048cm" svg:y2="7.223cm">
          <text:p/>
        </draw:line>
        <draw:line draw:style-name="gr2" draw:text-style-name="P2" draw:layer="layout" svg:x1="6.588cm" svg:y1="9.255cm" svg:x2="7.35cm" svg:y2="9.255cm">
          <text:p/>
        </draw:line>
        <draw:line draw:style-name="gr2" draw:text-style-name="P2" draw:layer="layout" svg:x1="13.282cm" svg:y1="9.255cm" svg:x2="14.044cm" svg:y2="9.255cm">
          <text:p/>
        </draw:line>
        <draw:line draw:style-name="gr2" draw:text-style-name="P2" draw:layer="layout" svg:x1="17.448cm" svg:y1="7.216cm" svg:x2="17.448cm" svg:y2="6.454cm">
          <text:p/>
        </draw:line>
        <draw:frame draw:style-name="gr3" draw:text-style-name="P3" draw:layer="layout" svg:width="0.714cm" svg:height="0.607cm" svg:x="8.071cm" svg:y="4.383cm">
          <draw:text-box>
            <text:p><text:span text:style-name="T1">I</text:span></text:p>
          </draw:text-box>
        </draw:frame>
        <draw:frame draw:style-name="gr3" draw:text-style-name="P3" draw:layer="layout" svg:width="0.714cm" svg:height="0.607cm" svg:x="9.977cm" svg:y="1.631cm">
          <draw:text-box>
            <text:p><text:span text:style-name="T1">II</text:span></text:p>
          </draw:text-box>
        </draw:frame>
        <draw:frame draw:style-name="gr4" draw:text-style-name="P3" draw:layer="layout" svg:width="0.94cm" svg:height="0.963cm" svg:x="11.871cm" svg:y="5.385cm">
          <draw:text-box>
            <text:p><text:span text:style-name="T1">III</text:span></text:p>
          </draw:text-box>
        </draw:frame>
        <draw:frame draw:style-name="gr3" draw:text-style-name="P3" draw:layer="layout" svg:width="0.714cm" svg:height="0.607cm" svg:x="5.445cm" svg:y="7.705cm">
          <draw:text-box>
            <text:p><text:span text:style-name="T1">I</text:span></text:p>
          </draw:text-box>
        </draw:frame>
        <draw:frame draw:style-name="gr5" draw:text-style-name="P3" draw:layer="layout" svg:width="2.286cm" svg:height="0.635cm" svg:x="2.905cm" svg:y="1.889cm">
          <draw:text-box>
            <text:p><text:span text:style-name="T1">First image</text:span></text:p>
          </draw:text-box>
        </draw:frame>
        <draw:frame draw:style-name="gr3" draw:text-style-name="P3" draw:layer="layout" svg:width="0.714cm" svg:height="0.607cm" svg:x="12.124cm" svg:y="7.732cm">
          <draw:text-box>
            <text:p><text:span text:style-name="T1">II</text:span></text:p>
          </draw:text-box>
        </draw:frame>
        <draw:frame draw:style-name="gr3" draw:text-style-name="P3" draw:layer="layout" svg:width="0.782cm" svg:height="0.607cm" svg:x="18.371cm" svg:y="7.786cm">
          <draw:text-box>
            <text:p><text:span text:style-name="T1">III</text:span></text:p>
          </draw:text-box>
        </draw:frame>
        <draw:frame draw:style-name="gr5" draw:text-style-name="P3" draw:layer="layout" svg:width="2.286cm" svg:height="0.635cm" svg:x="16.005cm" svg:y="1.89cm">
          <draw:text-box>
            <text:p><text:span text:style-name="T1">Last image</text:span></text:p>
          </draw:text-box>
        </draw:frame>
        <draw:frame draw:style-name="gr1" draw:text-style-name="P1" draw:layer="layout" svg:width="8.382cm" svg:height="6.68cm" svg:x="6.334cm" svg:y="1cm">
          <draw:image xlink:href="Pictures/1000020100000F0000000B40B20F39BBA50AEDC8.png" xlink:type="simple" xlink:show="embed" xlink:actuate="onLoad" loext:mime-type="image/png">
            <text:p/>
          </draw:image>
        </draw:frame>
        <draw:frame draw:style-name="gr3" draw:text-style-name="P3" draw:layer="layout" svg:width="0.714cm" svg:height="0.607cm" svg:x="8.145cm" svg:y="4.706cm">
          <draw:text-box>
            <text:p><text:span text:style-name="T1">I</text:span></text:p>
          </draw:text-box>
        </draw:frame>
        <draw:frame draw:style-name="gr3" draw:text-style-name="P3" draw:layer="layout" svg:width="0.714cm" svg:height="0.607cm" svg:x="9.992cm" svg:y="1.733cm">
          <draw:text-box>
            <text:p><text:span text:style-name="T1">II</text:span></text:p>
          </draw:text-box>
        </draw:frame>
        <draw:frame draw:style-name="gr3" draw:text-style-name="P3" draw:layer="layout" svg:width="0.782cm" svg:height="0.607cm" svg:x="11.871cm" svg:y="5.687cm">
          <draw:text-box>
            <text:p><text:span text:style-name="T1">III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0T16:20:21.493881769</meta:creation-date>
    <dc:date>2022-08-10T22:17:07.369611480</dc:date>
    <meta:editing-duration>PT31M54S</meta:editing-duration>
    <meta:editing-cycles>10</meta:editing-cycles>
    <meta:generator>LibreOffice/6.4.7.2$Linux_X86_64 LibreOffice_project/40$Build-2</meta:generator>
    <meta:document-statistic meta:object-count="21"/>
  </office:meta>
</office:document-meta>
</file>